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9de5" officeooo:paragraph-rsid="001b9de5"/>
    </style:style>
    <style:style style:name="P2" style:family="paragraph" style:parent-style-name="Preformatted_20_Text">
      <style:text-properties officeooo:rsid="001d04d9" officeooo:paragraph-rsid="001d04d9"/>
    </style:style>
    <style:style style:name="P3" style:family="paragraph" style:parent-style-name="Preformatted_20_Text">
      <style:text-properties officeooo:rsid="001f1e92" officeooo:paragraph-rsid="001f1e92"/>
    </style:style>
    <style:style style:name="P4" style:family="paragraph" style:parent-style-name="Preformatted_20_Text">
      <style:text-properties officeooo:rsid="001f1e92" officeooo:paragraph-rsid="00234fab"/>
    </style:style>
    <style:style style:name="P5" style:family="paragraph" style:parent-style-name="Preformatted_20_Text">
      <style:text-properties officeooo:rsid="00221ee0" officeooo:paragraph-rsid="00221ee0"/>
    </style:style>
    <style:style style:name="P6" style:family="paragraph" style:parent-style-name="Preformatted_20_Text">
      <style:text-properties officeooo:rsid="00221ee0" officeooo:paragraph-rsid="001b9de5"/>
    </style:style>
    <style:style style:name="P7" style:family="paragraph" style:parent-style-name="Preformatted_20_Text">
      <style:text-properties officeooo:rsid="00231fca" officeooo:paragraph-rsid="00231fca"/>
    </style:style>
    <style:style style:name="P8" style:family="paragraph" style:parent-style-name="Preformatted_20_Text">
      <style:text-properties officeooo:rsid="00260dae" officeooo:paragraph-rsid="00260dae"/>
    </style:style>
    <style:style style:name="P9" style:family="paragraph" style:parent-style-name="Preformatted_20_Text">
      <style:text-properties officeooo:rsid="0026593b" officeooo:paragraph-rsid="0026593b"/>
    </style:style>
    <style:style style:name="P10" style:family="paragraph" style:parent-style-name="Preformatted_20_Text">
      <style:text-properties officeooo:rsid="00231fca" officeooo:paragraph-rsid="00231fca" fo:background-color="transparent"/>
    </style:style>
    <style:style style:name="P11" style:family="paragraph" style:parent-style-name="Preformatted_20_Text">
      <style:text-properties officeooo:rsid="0028399c" officeooo:paragraph-rsid="0028399c"/>
    </style:style>
    <style:style style:name="P12" style:family="paragraph" style:parent-style-name="Preformatted_20_Text">
      <style:text-properties officeooo:rsid="001f1e92" officeooo:paragraph-rsid="00221ee0"/>
    </style:style>
    <style:style style:name="P13" style:family="paragraph" style:parent-style-name="Preformatted_20_Text">
      <style:text-properties officeooo:rsid="002ac23d" officeooo:paragraph-rsid="002ac23d"/>
    </style:style>
    <style:style style:name="P14" style:family="paragraph" style:parent-style-name="Preformatted_20_Text">
      <style:text-properties officeooo:rsid="001b9de5" officeooo:paragraph-rsid="001b9de5"/>
    </style:style>
    <style:style style:name="P15" style:family="paragraph" style:parent-style-name="Preformatted_20_Text">
      <style:text-properties officeooo:rsid="001d04d9" officeooo:paragraph-rsid="001d04d9"/>
    </style:style>
    <style:style style:name="P16" style:family="paragraph" style:parent-style-name="Preformatted_20_Text">
      <style:text-properties officeooo:rsid="002b0bd9" officeooo:paragraph-rsid="002b0bd9"/>
    </style:style>
    <style:style style:name="P17" style:family="paragraph" style:parent-style-name="Preformatted_20_Text">
      <style:text-properties officeooo:rsid="002b0bd9" officeooo:paragraph-rsid="002c0a55"/>
    </style:style>
    <style:style style:name="P18" style:family="paragraph" style:parent-style-name="Preformatted_20_Text">
      <style:text-properties officeooo:rsid="002b0bd9" officeooo:paragraph-rsid="002d2cec"/>
    </style:style>
    <style:style style:name="P19" style:family="paragraph" style:parent-style-name="Preformatted_20_Text">
      <style:text-properties style:text-underline-style="solid" style:text-underline-width="auto" style:text-underline-color="font-color" officeooo:rsid="002b0bd9" officeooo:paragraph-rsid="002b0bd9"/>
    </style:style>
    <style:style style:name="P20" style:family="paragraph" style:parent-style-name="Preformatted_20_Text">
      <style:text-properties style:text-underline-style="solid" style:text-underline-width="auto" style:text-underline-color="font-color" officeooo:rsid="001b9de5" officeooo:paragraph-rsid="001b9de5"/>
    </style:style>
    <style:style style:name="P21" style:family="paragraph" style:parent-style-name="Preformatted_20_Text">
      <style:text-properties officeooo:paragraph-rsid="002c0a55"/>
    </style:style>
    <style:style style:name="P22" style:family="paragraph" style:parent-style-name="Preformatted_20_Text">
      <style:text-properties officeooo:rsid="002d2cec" officeooo:paragraph-rsid="002d2cec"/>
    </style:style>
    <style:style style:name="P23" style:family="paragraph" style:parent-style-name="Preformatted_20_Text">
      <style:text-properties fo:font-size="6pt" officeooo:rsid="002d2cec" officeooo:paragraph-rsid="002d2cec" style:font-size-asian="6pt" style:font-size-complex="6pt"/>
    </style:style>
    <style:style style:name="P24" style:family="paragraph" style:parent-style-name="Preformatted_20_Text">
      <style:text-properties fo:font-size="6pt" officeooo:rsid="002d7da0" officeooo:paragraph-rsid="002d7da0" style:font-size-asian="6pt" style:font-size-complex="6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66ffff" loext:char-shading-value="0"/>
    </style:style>
    <style:style style:name="T3" style:family="text">
      <style:text-properties fo:background-color="#ffff99" loext:char-shading-value="0"/>
    </style:style>
    <style:style style:name="T4" style:family="text">
      <style:text-properties officeooo:rsid="001d5c9a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6593b"/>
    </style:style>
    <style:style style:name="T7" style:family="text">
      <style:text-properties officeooo:rsid="002ac23d"/>
    </style:style>
    <style:style style:name="T8" style:family="text">
      <style:text-properties officeooo:rsid="002c0a55"/>
    </style:style>
    <style:style style:name="T9" style:family="text">
      <style:text-properties fo:color="#000000" style:font-name="lucidatypewriter" fo:font-size="10pt" style:font-size-asian="10pt"/>
    </style:style>
    <style:style style:name="T10" style:family="text">
      <style:text-properties fo:color="#000000" style:font-name="lucidatypewriter" fo:font-size="10pt" officeooo:rsid="002b0bd9" style:font-size-asian="10pt"/>
    </style:style>
    <style:style style:name="T11" style:family="text">
      <style:text-properties officeooo:rsid="002d2c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%% <text:span text:style-name="T7">Testing “reduction by substitution”</text:span></text:p>
      <text:p text:style-name="P1"/>
      <text:p text:style-name="P1">b=(eye(2)+z)/2;</text:p>
      <text:p text:style-name="P1">b1 = kron(b,eye(4));</text:p>
      <text:p text:style-name="P1">b2 = kron(kron(eye(2),b),eye(2));</text:p>
      <text:p text:style-name="P1">b3 = kron(eye(4),b);</text:p>
      <text:p text:style-name="P1">b1 = kron(b1,eye(2));</text:p>
      <text:p text:style-name="P1">b2 = kron(b2,eye(2));</text:p>
      <text:p text:style-name="P1">b3 = kron(b3,eye(2));</text:p>
      <text:p text:style-name="P1">ba =kron( eye(8),b);</text:p>
      <text:p text:style-name="P1">lambda=2;</text:p>
      <text:p text:style-name="P1"/>
      <text:p text:style-name="P1">Left: [E,D]=eig(b1*ba + lamda*(3*ba - 2*ba*(b2 + b3) + b2*b3))</text:p>
      <text:p text:style-name="P1">Right: [E,D]=eig(b1*b2*b3)</text:p>
      <text:p text:style-name="P1"/>
      <text:p text:style-name="P3">Eigenvectors:</text:p>
      <text:p text:style-name="P1"><text:span text:style-name="T1">1</text:span> 0 0 0 0 0 0 0 0 0 0 0 0 0 0 0 <text:s text:c="2"/>1 0 0 0 0 0 0 0 0 0 0 0 0 0 0 0</text:p>
      <text:p text:style-name="P1">0 0 0 0 0 0 0 0 0 0 0 0 0 0 1 0 <text:s text:c="2"/>0 1 0 0 0 0 0 0 0 0 0 0 0 0 0 0</text:p>
      <text:p text:style-name="P1">0 <text:span text:style-name="T1">1</text:span> 0 0 0 0 0 0 0 0 0 0 0 0 0 0 <text:s text:c="2"/>0 0 1 0 0 0 0 0 0 0 0 0 0 0 0 0</text:p>
      <text:p text:style-name="P1">0 0 0 0 0 0 0 0 0 0 0 1 0 0 0 0 <text:s text:c="2"/>0 0 0 1 0 0 0 0 0 0 0 0 0 0 0 0</text:p>
      <text:p text:style-name="P1">0 0 <text:span text:style-name="T1">1</text:span> 0 0 0 0 0 0 0 0 0 0 0 0 0 <text:s text:c="2"/>0 0 0 0 1 0 0 0 0 0 0 0 0 0 0 0</text:p>
      <text:p text:style-name="P1">0 0 0 0 0 0 0 0 1 0 0 0 0 0 0 0 <text:s text:c="2"/>0 0 0 0 0 1 0 0 0 0 0 0 0 0 0 0</text:p>
      <text:p text:style-name="P1">0 0 0 0 0 0 0 0 0 <text:span text:style-name="T5">1</text:span> 0 0 0 0 0 0 <text:s text:c="2"/>0 0 0 0 0 0 1 0 0 0 0 0 0 0 0 0</text:p>
      <text:p text:style-name="P1">0 0 0 <text:span text:style-name="T3">1</text:span> 0 0 0 0 0 0 0 0 0 0 0 0 <text:s text:c="2"/>0 0 0 0 0 0 0 1 0 0 0 0 0 0 0 0</text:p>
      <text:p text:style-name="P1">0 0 0 0 <text:span text:style-name="T3">1</text:span> 0 0 0 0 0 0 0 0 0 0 0 <text:s text:c="2"/>0 0 0 0 0 0 0 0 1 0 0 0 0 0 0 0</text:p>
      <text:p text:style-name="P1">0 0 0 0 0 0 0 0 0 0 0 0 0 0 0 1 <text:s text:c="2"/>0 0 0 0 0 0 0 0 0 1 0 0 0 0 0 0</text:p>
      <text:p text:style-name="P1">0 0 0 0 0 <text:span text:style-name="T3">1</text:span> 0 0 0 0 0 0 0 0 0 0 <text:s text:c="2"/>0 0 0 0 0 0 0 0 0 0 1 0 0 0 0 0</text:p>
      <text:p text:style-name="P1">0 0 0 0 0 0 0 0 0 0 0 0 0 1 0 0 <text:s text:c="2"/>0 0 0 0 0 0 0 0 0 0 0 1 0 0 0 0</text:p>
      <text:p text:style-name="P1">0 0 0 0 0 0 <text:span text:style-name="T3">1</text:span> 0 0 0 0 0 0 0 0 0 <text:s text:c="2"/>0 0 0 0 0 0 0 0 0 0 0 0 1 0 0 0</text:p>
      <text:p text:style-name="P1">0 0 0 0 0 0 0 0 0 0 0 0 1 0 0 0 <text:s text:c="2"/>0 0 0 0 0 0 0 0 0 0 0 0 0 1 0 0</text:p>
      <text:p text:style-name="P1">0 0 0 0 0 0 0 0 0 0 1 0 0 0 0 0 <text:s text:c="2"/>0 0 0 0 0 0 0 0 0 0 0 0 0 0 1 0</text:p>
      <text:p text:style-name="P1">0 0 0 0 0 0 0 1 0 0 0 0 0 0 0 0 <text:s text:c="2"/>0 0 0 0 0 0 0 0 0 0 0 0 0 0 0 1</text:p>
      <text:p text:style-name="P1"/>
      <text:p text:style-name="P3">Eigenvalues:</text:p>
      <text:p text:style-name="P1">0 0 0 0 0 0 0 1 2 2 2 2 3 3 6 7 <text:s text:c="2"/>0 0 0 0 0 0 0 0 0 0 0 0 0 0 <text:span text:style-name="T4">1</text:span> 1</text:p>
      <text:p text:style-name="P6"/>
      <text:p text:style-name="P9">lambda=10;</text:p>
      <text:p text:style-name="P8">[E,D] = eig(b1*ba + <text:span text:style-name="T6">lambda</text:span>*(3*ba -2*ba*(b2 + b3) + b2*b3))</text:p>
      <text:p text:style-name="P5"/>
      <text:p text:style-name="P5">Eigenvectors:</text:p>
      <text:p text:style-name="P10">0 0 0 0 0 0 0 1 <text:s/>0 <text:s/>0 <text:s/>0 <text:s/>0 <text:s/>0 <text:s/>0 <text:s/>0 <text:s/>0</text:p>
      <text:p text:style-name="P10">0 0 0 0 0 0 0 0 <text:s/>0 <text:s/>0 <text:s/>0 <text:s/>1 <text:s/>0 <text:s/>0 <text:s/>0 <text:s/>0</text:p>
      <text:p text:style-name="P10">0 0 0 0 0 0 0 0 <text:s/>0 <text:s/>0 <text:s/>0 <text:s/>0 <text:s/>1 <text:s/>0 <text:s/>0 <text:s/>0</text:p>
      <text:p text:style-name="P10">1 0 0 0 0 0 0 0 <text:s/>0 <text:s/>0 <text:s/>0 <text:s/>0 <text:s/>0 <text:s/>0 <text:s/>0 <text:s/>0</text:p>
      <text:p text:style-name="P10">0 0 0 0 0 0 0 0 <text:s/>0 <text:s/>0 <text:s/>0 <text:s/>0 <text:s/>0 <text:s/>1 <text:s/>0 <text:s/>0</text:p>
      <text:p text:style-name="P10">0 1 0 0 0 0 0 0 <text:s/>0 <text:s/>0 <text:s/>0 <text:s/>0 <text:s/>0 <text:s/>0 <text:s/>0 <text:s/>0</text:p>
      <text:p text:style-name="P10">0 0 0 0 0 0 0 0 <text:s/>0 <text:s/>0 <text:s/>0 <text:s/>0 <text:s/>0 <text:s/>0 <text:s/>0 <text:s/>1</text:p>
      <text:p text:style-name="P10">0 0 1 0 0 0 0 0 <text:s/>0 <text:s/>0 <text:s/>0 <text:s/>0 <text:s/>0 <text:s/>0 <text:s/>0 <text:s/>0</text:p>
      <text:p text:style-name="P10">0 0 0 1 0 0 0 0 <text:s/>0 <text:s/>0 <text:s/>0 <text:s/>0 <text:s/>0 <text:s/>0 <text:s/>0 <text:s/>0</text:p>
      <text:p text:style-name="P10">0 0 0 0 0 0 0 0 <text:s/>1 <text:s/>0 <text:s/>0 <text:s/>0 <text:s/>0 <text:s/>0 <text:s/>0 <text:s/>0</text:p>
      <text:p text:style-name="P10">0 0 0 0 0 0 0 0 <text:s/>0 <text:s/>1 <text:s/>0 <text:s/>0 <text:s/>0 <text:s/>0 <text:s/>0 <text:s/>0</text:p>
      <text:p text:style-name="P10">0 0 0 0 1 0 0 0 <text:s/>0 <text:s/>0 <text:s/>0 <text:s/>0 <text:s/>0 <text:s/>0 <text:s/>0 <text:s/>0</text:p>
      <text:p text:style-name="P10">0 0 0 0 0 0 0 0 <text:s/>0 <text:s/>0 <text:s/>1 <text:s/>0 <text:s/>0 <text:s/>0 <text:s/>0 <text:s/>0</text:p>
      <text:p text:style-name="P10">0 0 0 0 0 1 0 0 <text:s/>0 <text:s/>0 <text:s/>0 <text:s/>0 <text:s/>0 <text:s/>0 <text:s/>0 <text:s/>0</text:p>
      <text:p text:style-name="P10">0 0 0 0 0 0 0 0 <text:s/>0 <text:s/>0 <text:s/>0 <text:s/>0 <text:s/>0 <text:s/>0 <text:s/>1 <text:s/>0</text:p>
      <text:p text:style-name="P10">0 0 0 0 0 0<text:span text:style-name="T2"> 1 </text:span>0 <text:s/>0 <text:s/>0 <text:s/>0 <text:s/>0 <text:s/>0 <text:s/>0 <text:s/>0 <text:s/>0</text:p>
      <text:p text:style-name="P7"/>
      <text:p text:style-name="P4">Eigenvalues:</text:p>
      <text:p text:style-name="P7">0 0 0 0 0 0 0 1 10 10 10 10 11 11 30 31</text:p>
      <text:p text:style-name="P7"/>
      <text:p text:style-name="P11">|b1 b2 b3 b4&gt; = |1111&gt; has eigenvalue = 0, but should not.</text:p>
      <text:p text:style-name="P12"/>
      <text:p text:style-name="P13">It just means lambda was not big enough</text:p>
      <text:p text:style-name="P2"/>
      <text:p text:style-name="P19"><text:soft-page-break/>%% Testing Lieb-Zoller-Lecner:</text:p>
      <text:p text:style-name="P16"/>
      <text:p text:style-name="P16">Eigenvectors of z1z2z3:</text:p>
      <text:p text:style-name="P16"/>
      <text:p text:style-name="P16"><text:s text:c="5"/>0 <text:s/>0 <text:s/>0 <text:s/>0 <text:s/>1 <text:s/>0 <text:s/>0 <text:s/>0</text:p>
      <text:p text:style-name="P16"><text:s text:c="5"/>1 <text:s/>0 <text:s/>0 <text:s/>0 <text:s/>0 <text:s/>0 <text:s/>0 <text:s/>0</text:p>
      <text:p text:style-name="P16"><text:s text:c="5"/>0 <text:s/>1 <text:s/>0 <text:s/>0 <text:s/>0 <text:s/>0 <text:s/>0 <text:s/>0</text:p>
      <text:p text:style-name="P16"><text:s text:c="5"/>0 <text:s/>0 <text:s/>0 <text:s/>0 <text:s/>0 <text:s/>0 <text:s/>0 <text:s/>1</text:p>
      <text:p text:style-name="P16"><text:s text:c="5"/>0 <text:s/>0 <text:s/>1 <text:s/>0 <text:s/>0 <text:s/>0 <text:s/>0 <text:s/>0</text:p>
      <text:p text:style-name="P16"><text:s text:c="5"/>0 <text:s/>0 <text:s/>0 <text:s/>0 <text:s/>0 <text:s/>1 <text:s/>0 <text:s/>0</text:p>
      <text:p text:style-name="P16"><text:s text:c="5"/>0 <text:s/>0 <text:s/>0 <text:s/>0 <text:s/>0 <text:s/>0 <text:s/>1 <text:s/>0</text:p>
      <text:p text:style-name="P16"><text:s text:c="5"/>0 <text:s/>0 <text:s/>0 <text:s/>1 <text:s/>0 <text:s/>0 <text:s/>0 <text:s/>0</text:p>
      <text:p text:style-name="P16"/>
      <text:p text:style-name="P16">Eigenvalues of z1z2z3:</text:p>
      <text:p text:style-name="P16"/>
      <text:p text:style-name="P16"><text:s text:c="4"/>-1 <text:s/>0 <text:s/>0 <text:s/>0 <text:s/>0 <text:s/>0 <text:s/>0 <text:s/>0</text:p>
      <text:p text:style-name="P16"><text:s text:c="5"/>0 -1 <text:s/>0 <text:s/>0 <text:s/>0 <text:s/>0 <text:s/>0 <text:s/>0</text:p>
      <text:p text:style-name="P16"><text:s text:c="5"/>0 <text:s/>0 -1 <text:s/>0 <text:s/>0 <text:s/>0 <text:s/>0 <text:s/>0</text:p>
      <text:p text:style-name="P16"><text:s text:c="5"/>0 <text:s/>0 <text:s/>0 -1 <text:s/>0 <text:s/>0 <text:s/>0 <text:s/>0</text:p>
      <text:p text:style-name="P16"><text:s text:c="5"/>0 <text:s/>0 <text:s/>0 <text:s/>0 <text:s/>1 <text:s/>0 <text:s/>0 <text:s/>0</text:p>
      <text:p text:style-name="P16"><text:s text:c="5"/>0 <text:s/>0 <text:s/>0 <text:s/>0 <text:s/>0 <text:s/>1 <text:s/>0 <text:s/>0</text:p>
      <text:p text:style-name="P16"><text:s text:c="5"/>0 <text:s/>0 <text:s/>0 <text:s/>0 <text:s/>0 <text:s/>0 <text:s/>1 <text:s/>0</text:p>
      <text:p text:style-name="P16"><text:s text:c="5"/>0 <text:s/>0 <text:s/>0 <text:s/>0 <text:s/>0 <text:s/>0 <text:s/>0 <text:s/>1</text:p>
      <text:p text:style-name="P16"/>
      <text:p text:style-name="P16">Minima area at: |001&gt;, |010&gt;, |100&gt;, |111&gt; (ie: 1 or 3 z’s are -1).</text:p>
      <text:p text:style-name="P16"/>
      <text:p text:style-name="P21"><text:span text:style-name="T8">Eigenvectors of: </text:span><text:span text:style-name="T9">z1*z2+z2*z3 + z3*z1 + 2*za*(z1+z2+z3)-(z1+z2+z3+2*za);</text:span></text:p>
      <text:p text:style-name="P16"/>
      <text:p text:style-name="P16"><text:s text:c="5"/>0 <text:s/>0 <text:s/>0 <text:s/>0 <text:s/>0 <text:s/>0 <text:s/>0 <text:s/>0 <text:s/>0 <text:s/>0 <text:s/>0 <text:s/>0 <text:s/>0 <text:s/>0 <text:s/>1 <text:s/>0</text:p>
      <text:p text:style-name="P16"><text:s text:c="5"/>1 <text:s/>0 <text:s/>0 <text:s/>0 <text:s/>0 <text:s/>0 <text:s/>0 <text:s/>0 <text:s/>0 <text:s/>0 <text:s/>0 <text:s/>0 <text:s/>0 <text:s/>0 <text:s/>0 <text:s/>0</text:p>
      <text:p text:style-name="P16"><text:s text:c="5"/>0 <text:s/>0 <text:s/>0 <text:s/>0 <text:s/>0 <text:s/>0 <text:s/>0 <text:s/>0 <text:s/>1 <text:s/>0 <text:s/>0 <text:s/>0 <text:s/>0 <text:s/>0 <text:s/>0 <text:s/>0</text:p>
      <text:p text:style-name="P16"><text:s text:c="5"/>0 <text:s/>0 <text:s/>0 <text:s/>0 <text:s/>0 <text:s/>0 <text:s/>0 <text:s/>0 <text:s/>0 <text:s/>1 <text:s/>0 <text:s/>0 <text:s/>0 <text:s/>0 <text:s/>0 <text:s/>0</text:p>
      <text:p text:style-name="P16"><text:s text:c="5"/>0 <text:s/>0 <text:s/>0 <text:s/>0 <text:s/>1 <text:s/>0 <text:s/>0 <text:s/>0 <text:s/>0 <text:s/>0 <text:s/>0 <text:s/>0 <text:s/>0 <text:s/>0 <text:s/>0 <text:s/>0</text:p>
      <text:p text:style-name="P16"><text:s text:c="5"/>0 <text:s/>0 <text:s/>0 <text:s/>0 <text:s/>0 <text:s/>1 <text:s/>0 <text:s/>0 <text:s/>0 <text:s/>0 <text:s/>0 <text:s/>0 <text:s/>0 <text:s/>0 <text:s/>0 <text:s/>0</text:p>
      <text:p text:style-name="P16"><text:s text:c="5"/>0 <text:s/>1 <text:s/>0 <text:s/>0 <text:s/>0 <text:s/>0 <text:s/>0 <text:s/>0 <text:s/>0 <text:s/>0 <text:s/>0 <text:s/>0 <text:s/>0 <text:s/>0 <text:s/>0 <text:s/>0</text:p>
      <text:p text:style-name="P16"><text:s text:c="5"/>0 <text:s/>0 <text:s/>0 <text:s/>0 <text:s/>0 <text:s/>0 <text:s/>0 <text:s/>0 <text:s/>0 <text:s/>0 <text:s/>0 <text:s/>0 <text:s/>1 <text:s/>0 <text:s/>0 <text:s/>0</text:p>
      <text:p text:style-name="P16"><text:s text:c="5"/>0 <text:s/>0 <text:s/>0 <text:s/>0 <text:s/>0 <text:s/>0 <text:s/>1 <text:s/>0 <text:s/>0 <text:s/>0 <text:s/>0 <text:s/>0 <text:s/>0 <text:s/>0 <text:s/>0 <text:s/>0</text:p>
      <text:p text:style-name="P16"><text:s text:c="5"/>0 <text:s/>0 <text:s/>0 <text:s/>0 <text:s/>0 <text:s/>0 <text:s/>0 <text:s/>1 <text:s/>0 <text:s/>0 <text:s/>0 <text:s/>0 <text:s/>0 <text:s/>0 <text:s/>0 <text:s/>0</text:p>
      <text:p text:style-name="P16"><text:s text:c="5"/>0 <text:s/>0 <text:s/>1 <text:s/>0 <text:s/>0 <text:s/>0 <text:s/>0 <text:s/>0 <text:s/>0 <text:s/>0 <text:s/>0 <text:s/>0 <text:s/>0 <text:s/>0 <text:s/>0 <text:s/>0</text:p>
      <text:p text:style-name="P16"><text:s text:c="5"/>0 <text:s/>0 <text:s/>0 <text:s/>0 <text:s/>0 <text:s/>0 <text:s/>0 <text:s/>0 <text:s/>0 <text:s/>0 <text:s/>0 <text:s/>1 <text:s/>0 <text:s/>0 <text:s/>0 <text:s/>0</text:p>
      <text:p text:style-name="P16"><text:s text:c="5"/>0 <text:s/>0 <text:s/>0 <text:s/>1 <text:s/>0 <text:s/>0 <text:s/>0 <text:s/>0 <text:s/>0 <text:s/>0 <text:s/>0 <text:s/>0 <text:s/>0 <text:s/>0 <text:s/>0 <text:s/>0</text:p>
      <text:p text:style-name="P16"><text:s text:c="5"/>0 <text:s/>0 <text:s/>0 <text:s/>0 <text:s/>0 <text:s/>0 <text:s/>0 <text:s/>0 <text:s/>0 <text:s/>0 <text:s/>0 <text:s/>0 <text:s/>0 <text:s/>1 <text:s/>0 <text:s/>0</text:p>
      <text:p text:style-name="P16"><text:s text:c="5"/>0 <text:s/>0 <text:s/>0 <text:s/>0 <text:s/>0 <text:s/>0 <text:s/>0 <text:s/>0 <text:s/>0 <text:s/>0 <text:s/>1 <text:s/>0 <text:s/>0 <text:s/>0 <text:s/>0 <text:s/>0</text:p>
      <text:p text:style-name="P16"><text:s text:c="5"/>0 <text:s/>0 <text:s/>0 <text:s/>0 <text:s/>0 <text:s/>0 <text:s/>0 <text:s/>0 <text:s/>0 <text:s/>0 <text:s/>0 <text:s/>0 <text:s/>0 <text:s/>0 <text:s/>0 <text:s/>1</text:p>
      <text:p text:style-name="P16"/>
      <text:p text:style-name="P17"><text:span text:style-name="T8">Eigenvalues of: </text:span><text:span text:style-name="T9">z1*z2+z2*z3 + z3*z1 + 2*za*(z1+z2+z3)-(z1+z2+z3+2*za);</text:span></text:p>
      <text:p text:style-name="P16"/>
      <text:p text:style-name="P16"><text:s text:c="4"/>-4 <text:s/>0 <text:s/>0 <text:s/>0 <text:s/>0 <text:s/>0 <text:s/>0 <text:s/>0 <text:s/>0 <text:s/>0 <text:s/>0 <text:s/>0 <text:s/>0 <text:s/>0 <text:s/>0 <text:s/>0</text:p>
      <text:p text:style-name="P16"><text:s text:c="5"/>0 -4 <text:s/>0 <text:s/>0 <text:s/>0 <text:s/>0 <text:s/>0 <text:s/>0 <text:s/>0 <text:s/>0 <text:s/>0 <text:s/>0 <text:s/>0 <text:s/>0 <text:s/>0 <text:s/>0</text:p>
      <text:p text:style-name="P16"><text:s text:c="5"/>0 <text:s/>0 -4 <text:s/>0 <text:s/>0 <text:s/>0 <text:s/>0 <text:s/>0 <text:s/>0 <text:s/>0 <text:s/>0 <text:s/>0 <text:s/>0 <text:s/>0 <text:s/>0 <text:s/>0</text:p>
      <text:p text:style-name="P16"><text:s text:c="5"/>0 <text:s/>0 <text:s/>0 -4 <text:s/>0 <text:s/>0 <text:s/>0 <text:s/>0 <text:s/>0 <text:s/>0 <text:s/>0 <text:s/>0 <text:s/>0 <text:s/>0 <text:s/>0 <text:s/>0</text:p>
      <text:p text:style-name="P16"><text:s text:c="5"/>0 <text:s/>0 <text:s/>0 <text:s/>0 -2 <text:s/>0 <text:s/>0 <text:s/>0 <text:s/>0 <text:s/>0 <text:s/>0 <text:s/>0 <text:s/>0 <text:s/>0 <text:s/>0 <text:s/>0</text:p>
      <text:p text:style-name="P16"><text:s text:c="5"/>0 <text:s/>0 <text:s/>0 <text:s/>0 <text:s/>0 -2 <text:s/>0 <text:s/>0 <text:s/>0 <text:s/>0 <text:s/>0 <text:s/>0 <text:s/>0 <text:s/>0 <text:s/>0 <text:s/>0</text:p>
      <text:p text:style-name="P16"><text:s text:c="5"/>0 <text:s/>0 <text:s/>0 <text:s/>0 <text:s/>0 <text:s/>0 -2 <text:s/>0 <text:s/>0 <text:s/>0 <text:s/>0 <text:s/>0 <text:s/>0 <text:s/>0 <text:s/>0 <text:s/>0</text:p>
      <text:p text:style-name="P16"><text:s text:c="5"/>0 <text:s/>0 <text:s/>0 <text:s/>0 <text:s/>0 <text:s/>0 <text:s/>0 -2 <text:s/>0 <text:s/>0 <text:s/>0 <text:s/>0 <text:s/>0 <text:s/>0 <text:s/>0 <text:s/>0</text:p>
      <text:p text:style-name="P16"><text:s text:c="5"/>0 <text:s/>0 <text:s/>0 <text:s/>0 <text:s/>0 <text:s/>0 <text:s/>0 <text:s/>0 -2 <text:s/>0 <text:s/>0 <text:s/>0 <text:s/>0 <text:s/>0 <text:s/>0 <text:s/>0</text:p>
      <text:p text:style-name="P16"><text:s text:c="5"/>0 <text:s/>0 <text:s/>0 <text:s/>0 <text:s/>0 <text:s/>0 <text:s/>0 <text:s/>0 <text:s/>0 -2 <text:s/>0 <text:s/>0 <text:s/>0 <text:s/>0 <text:s/>0 <text:s/>0</text:p>
      <text:p text:style-name="P16"><text:s text:c="5"/>0 <text:s/>0 <text:s/>0 <text:s/>0 <text:s/>0 <text:s/>0 <text:s/>0 <text:s/>0 <text:s/>0 <text:s/>0 -2 <text:s/>0 <text:s/>0 <text:s/>0 <text:s/>0 <text:s/>0</text:p>
      <text:p text:style-name="P16"><text:s text:c="5"/>0 <text:s/>0 <text:s/>0 <text:s/>0 <text:s/>0 <text:s/>0 <text:s/>0 <text:s/>0 <text:s/>0 <text:s/>0 <text:s/>0 <text:s/>4 <text:s/>0 <text:s/>0 <text:s/>0 <text:s/>0</text:p>
      <text:p text:style-name="P16"><text:s text:c="5"/>0 <text:s/>0 <text:s/>0 <text:s/>0 <text:s/>0 <text:s/>0 <text:s/>0 <text:s/>0 <text:s/>0 <text:s/>0 <text:s/>0 <text:s/>0 <text:s/>4 <text:s/>0 <text:s/>0 <text:s/>0</text:p>
      <text:p text:style-name="P16"><text:s text:c="5"/>0 <text:s/>0 <text:s/>0 <text:s/>0 <text:s/>0 <text:s/>0 <text:s/>0 <text:s/>0 <text:s/>0 <text:s/>0 <text:s/>0 <text:s/>0 <text:s/>0 <text:s/>4 <text:s/>0 <text:s/>0</text:p>
      <text:p text:style-name="P16"><text:s text:c="5"/>0 <text:s/>0 <text:s/>0 <text:s/>0 <text:s/>0 <text:s/>0 <text:s/>0 <text:s/>0 <text:s/>0 <text:s/>0 <text:s/>0 <text:s/>0 <text:s/>0 <text:s/>0 <text:s/>4 <text:s/>0</text:p>
      <text:p text:style-name="P16"><text:s text:c="5"/>0 <text:s/>0 <text:s/>0 <text:s/>0 <text:s/>0 <text:s/>0 <text:s/>0 <text:s/>0 <text:s/>0 <text:s/>0 <text:s/>0 <text:s/>0 <text:s/>0 <text:s/>0 <text:s/>0 14</text:p>
      <text:p text:style-name="P16"/>
      <text:p text:style-name="P18"><text:soft-page-break/>Minima area at: |00<text:span text:style-name="T11">0</text:span>1&gt;, |<text:span text:style-name="T11">0111</text:span>&gt;, |<text:span text:style-name="T11">1011</text:span>&gt;, |<text:span text:style-name="T11">1101</text:span>&gt; (ie: 1 or 3 z’s are <text:span text:style-name="T11">+</text:span>1).</text:p>
      <text:p text:style-name="P18"/>
      <text:p text:style-name="P22">Let’s try -(<text:span text:style-name="T10">z1*z2+z2*z3 + z3*z1 + 2*za*(z1+z2+z3)-(z1+z2+z3+2*za)</text:span><text:span text:style-name="T9">)<text:tab/></text:span></text:p>
      <text:p text:style-name="P22"/>
      <text:p text:style-name="P22"/>
      <text:p text:style-name="P23"><text:s text:c="5"/>0 <text:s text:c="4"/>0 <text:s text:c="4"/>0 <text:s text:c="4"/>0 <text:s text:c="4"/>1 <text:s text:c="4"/>0 <text:s text:c="4"/>0 <text:s text:c="4"/>0 <text:s text:c="4"/>0 <text:s text:c="4"/>0 <text:s text:c="4"/>0 <text:s text:c="4"/>0 <text:s text:c="4"/>0 <text:s text:c="4"/>0 <text:s text:c="4"/>0 <text:s text:c="4"/>0</text:p>
      <text:p text:style-name="P23"><text:s text:c="5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1 <text:s text:c="4"/>0 <text:s text:c="4"/>0</text:p>
      <text:p text:style-name="P23"><text:s text:c="5"/>0 <text:s text:c="4"/>0 <text:s text:c="4"/>0 <text:s text:c="4"/>0 <text:s text:c="4"/>0 <text:s text:c="4"/>0 <text:s text:c="4"/>0 <text:s text:c="4"/>0 <text:s text:c="4"/>1 <text:s text:c="4"/>0 <text:s text:c="4"/>0 <text:s text:c="4"/>0 <text:s text:c="4"/>0 <text:s text:c="4"/>0 <text:s text:c="4"/>0 <text:s text:c="4"/>0</text:p>
      <text:p text:style-name="P23"><text:s text:c="5"/>0 <text:s text:c="4"/>0 <text:s text:c="4"/>0 <text:s text:c="4"/>0 <text:s text:c="4"/>0 <text:s text:c="4"/>0 <text:s text:c="4"/>0 <text:s text:c="4"/>0 <text:s text:c="4"/>0 <text:s text:c="4"/>1 <text:s text:c="4"/>0 <text:s text:c="4"/>0 <text:s text:c="4"/>0 <text:s text:c="4"/>0 <text:s text:c="4"/>0 <text:s text:c="4"/>0</text:p>
      <text:p text:style-name="P23"><text:s text:c="5"/>0 <text:s text:c="4"/>0 <text:s text:c="4"/>0 <text:s text:c="4"/>0 <text:s text:c="4"/>0 <text:s text:c="4"/>0 <text:s text:c="4"/>0 <text:s text:c="4"/>0 <text:s text:c="4"/>0 <text:s text:c="4"/>0 <text:s text:c="4"/>0 <text:s text:c="4"/>1 <text:s text:c="4"/>0 <text:s text:c="4"/>0 <text:s text:c="4"/>0 <text:s text:c="4"/>0</text:p>
      <text:p text:style-name="P23"><text:s text:c="5"/>0 <text:s text:c="4"/>0 <text:s text:c="4"/>0 <text:s text:c="4"/>0 <text:s text:c="4"/>0 <text:s text:c="4"/>1 <text:s text:c="4"/>0 <text:s text:c="4"/>0 <text:s text:c="4"/>0 <text:s text:c="4"/>0 <text:s text:c="4"/>0 <text:s text:c="4"/>0 <text:s text:c="4"/>0 <text:s text:c="4"/>0 <text:s text:c="4"/>0 <text:s text:c="4"/>0</text:p>
      <text:p text:style-name="P23"><text:s text:c="5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1</text:p>
      <text:p text:style-name="P23"><text:s text:c="5"/>0 <text:s text:c="4"/>1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</text:p>
      <text:p text:style-name="P23"><text:s text:c="5"/>0 <text:s text:c="4"/>0 <text:s text:c="4"/>0 <text:s text:c="4"/>0 <text:s text:c="4"/>0 <text:s text:c="4"/>0 <text:s text:c="4"/>1 <text:s text:c="4"/>0 <text:s text:c="4"/>0 <text:s text:c="4"/>0 <text:s text:c="4"/>0 <text:s text:c="4"/>0 <text:s text:c="4"/>0 <text:s text:c="4"/>0 <text:s text:c="4"/>0 <text:s text:c="4"/>0</text:p>
      <text:p text:style-name="P23"><text:s text:c="5"/>0 <text:s text:c="4"/>0 <text:s text:c="4"/>0 <text:s text:c="4"/>0 <text:s text:c="4"/>0 <text:s text:c="4"/>0 <text:s text:c="4"/>0 <text:s text:c="4"/>1 <text:s text:c="4"/>0 <text:s text:c="4"/>0 <text:s text:c="4"/>0 <text:s text:c="4"/>0 <text:s text:c="4"/>0 <text:s text:c="4"/>0 <text:s text:c="4"/>0 <text:s text:c="4"/>0</text:p>
      <text:p text:style-name="P23"><text:s text:c="5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1 <text:s text:c="4"/>0</text:p>
      <text:p text:style-name="P23"><text:s text:c="5"/>0 <text:s text:c="4"/>0 <text:s text:c="4"/>1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</text:p>
      <text:p text:style-name="P23"><text:s text:c="5"/>0 <text:s text:c="4"/>0 <text:s text:c="4"/>0 <text:s text:c="4"/>0 <text:s text:c="4"/>0 <text:s text:c="4"/>0 <text:s text:c="4"/>0 <text:s text:c="4"/>0 <text:s text:c="4"/>0 <text:s text:c="4"/>0 <text:s text:c="4"/>0 <text:s text:c="4"/>0 <text:s text:c="4"/>1 <text:s text:c="4"/>0 <text:s text:c="4"/>0 <text:s text:c="4"/>0</text:p>
      <text:p text:style-name="P23"><text:s text:c="5"/>0 <text:s text:c="4"/>0 <text:s text:c="4"/>0 <text:s text:c="4"/>1 <text:s text:c="4"/>0 <text:s text:c="4"/>0 <text:s text:c="4"/>0 <text:s text:c="4"/>0 <text:s text:c="4"/>0 <text:s text:c="4"/>0 <text:s text:c="4"/>0 <text:s text:c="4"/>0 <text:s text:c="4"/>0 <text:s text:c="4"/>0 <text:s text:c="4"/>0 <text:s text:c="4"/>0</text:p>
      <text:p text:style-name="P23"><text:s text:c="5"/>0 <text:s text:c="4"/>0 <text:s text:c="4"/>0 <text:s text:c="4"/>0 <text:s text:c="4"/>0 <text:s text:c="4"/>0 <text:s text:c="4"/>0 <text:s text:c="4"/>0 <text:s text:c="4"/>0 <text:s text:c="4"/>0 <text:s text:c="4"/>1 <text:s text:c="4"/>0 <text:s text:c="4"/>0 <text:s text:c="4"/>0 <text:s text:c="4"/>0 <text:s text:c="4"/>0</text:p>
      <text:p text:style-name="P23"><text:s text:c="5"/>1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</text:p>
      <text:p text:style-name="P23"/>
      <text:p text:style-name="P23">&gt;&gt; D2</text:p>
      <text:p text:style-name="P23"/>
      <text:p text:style-name="P23">D2 =</text:p>
      <text:p text:style-name="P23"/>
      <text:p text:style-name="P23"><text:s text:c="3"/>-14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</text:p>
      <text:p text:style-name="P23"><text:s text:c="5"/>0 <text:s text:c="3"/>-4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</text:p>
      <text:p text:style-name="P23"><text:s text:c="5"/>0 <text:s text:c="4"/>0 <text:s text:c="3"/>-4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</text:p>
      <text:p text:style-name="P23"><text:s text:c="5"/>0 <text:s text:c="4"/>0 <text:s text:c="4"/>0 <text:s text:c="3"/>-4 <text:s text:c="4"/>0 <text:s text:c="4"/>0 <text:s text:c="4"/>0 <text:s text:c="4"/>0 <text:s text:c="4"/>0 <text:s text:c="4"/>0 <text:s text:c="4"/>0 <text:s text:c="4"/>0 <text:s text:c="4"/>0 <text:s text:c="4"/>0 <text:s text:c="4"/>0 <text:s text:c="4"/>0</text:p>
      <text:p text:style-name="P23"><text:s text:c="5"/>0 <text:s text:c="4"/>0 <text:s text:c="4"/>0 <text:s text:c="4"/>0 <text:s text:c="3"/>-4 <text:s text:c="4"/>0 <text:s text:c="4"/>0 <text:s text:c="4"/>0 <text:s text:c="4"/>0 <text:s text:c="4"/>0 <text:s text:c="4"/>0 <text:s text:c="4"/>0 <text:s text:c="4"/>0 <text:s text:c="4"/>0 <text:s text:c="4"/>0 <text:s text:c="4"/>0</text:p>
      <text:p text:style-name="P23"><text:s text:c="5"/>0 <text:s text:c="4"/>0 <text:s text:c="4"/>0 <text:s text:c="4"/>0 <text:s text:c="4"/>0 <text:s text:c="4"/>2 <text:s text:c="4"/>0 <text:s text:c="4"/>0 <text:s text:c="4"/>0 <text:s text:c="4"/>0 <text:s text:c="4"/>0 <text:s text:c="4"/>0 <text:s text:c="4"/>0 <text:s text:c="4"/>0 <text:s text:c="4"/>0 <text:s text:c="4"/>0</text:p>
      <text:p text:style-name="P23"><text:s text:c="5"/>0 <text:s text:c="4"/>0 <text:s text:c="4"/>0 <text:s text:c="4"/>0 <text:s text:c="4"/>0 <text:s text:c="4"/>0 <text:s text:c="4"/>2 <text:s text:c="4"/>0 <text:s text:c="4"/>0 <text:s text:c="4"/>0 <text:s text:c="4"/>0 <text:s text:c="4"/>0 <text:s text:c="4"/>0 <text:s text:c="4"/>0 <text:s text:c="4"/>0 <text:s text:c="4"/>0</text:p>
      <text:p text:style-name="P23"><text:s text:c="5"/>0 <text:s text:c="4"/>0 <text:s text:c="4"/>0 <text:s text:c="4"/>0 <text:s text:c="4"/>0 <text:s text:c="4"/>0 <text:s text:c="4"/>0 <text:s text:c="4"/>2 <text:s text:c="4"/>0 <text:s text:c="4"/>0 <text:s text:c="4"/>0 <text:s text:c="4"/>0 <text:s text:c="4"/>0 <text:s text:c="4"/>0 <text:s text:c="4"/>0 <text:s text:c="4"/>0</text:p>
      <text:p text:style-name="P23"><text:s text:c="5"/>0 <text:s text:c="4"/>0 <text:s text:c="4"/>0 <text:s text:c="4"/>0 <text:s text:c="4"/>0 <text:s text:c="4"/>0 <text:s text:c="4"/>0 <text:s text:c="4"/>0 <text:s text:c="4"/>2 <text:s text:c="4"/>0 <text:s text:c="4"/>0 <text:s text:c="4"/>0 <text:s text:c="4"/>0 <text:s text:c="4"/>0 <text:s text:c="4"/>0 <text:s text:c="4"/>0</text:p>
      <text:p text:style-name="P23"><text:s text:c="5"/>0 <text:s text:c="4"/>0 <text:s text:c="4"/>0 <text:s text:c="4"/>0 <text:s text:c="4"/>0 <text:s text:c="4"/>0 <text:s text:c="4"/>0 <text:s text:c="4"/>0 <text:s text:c="4"/>0 <text:s text:c="4"/>2 <text:s text:c="4"/>0 <text:s text:c="4"/>0 <text:s text:c="4"/>0 <text:s text:c="4"/>0 <text:s text:c="4"/>0 <text:s text:c="4"/>0</text:p>
      <text:p text:style-name="P23"><text:s text:c="5"/>0 <text:s text:c="4"/>0 <text:s text:c="4"/>0 <text:s text:c="4"/>0 <text:s text:c="4"/>0 <text:s text:c="4"/>0 <text:s text:c="4"/>0 <text:s text:c="4"/>0 <text:s text:c="4"/>0 <text:s text:c="4"/>0 <text:s text:c="4"/>2 <text:s text:c="4"/>0 <text:s text:c="4"/>0 <text:s text:c="4"/>0 <text:s text:c="4"/>0 <text:s text:c="4"/>0</text:p>
      <text:p text:style-name="P23"><text:s text:c="5"/>0 <text:s text:c="4"/>0 <text:s text:c="4"/>0 <text:s text:c="4"/>0 <text:s text:c="4"/>0 <text:s text:c="4"/>0 <text:s text:c="4"/>0 <text:s text:c="4"/>0 <text:s text:c="4"/>0 <text:s text:c="4"/>0 <text:s text:c="4"/>0 <text:s text:c="4"/>2 <text:s text:c="4"/>0 <text:s text:c="4"/>0 <text:s text:c="4"/>0 <text:s text:c="4"/>0</text:p>
      <text:p text:style-name="P23"><text:s text:c="5"/>0 <text:s text:c="4"/>0 <text:s text:c="4"/>0 <text:s text:c="4"/>0 <text:s text:c="4"/>0 <text:s text:c="4"/>0 <text:s text:c="4"/>0 <text:s text:c="4"/>0 <text:s text:c="4"/>0 <text:s text:c="4"/>0 <text:s text:c="4"/>0 <text:s text:c="4"/>0 <text:s text:c="4"/>4 <text:s text:c="4"/>0 <text:s text:c="4"/>0 <text:s text:c="4"/>0</text:p>
      <text:p text:style-name="P23"><text:s text:c="5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4 <text:s text:c="4"/>0 <text:s text:c="4"/>0</text:p>
      <text:p text:style-name="P23"><text:s text:c="5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4 <text:s text:c="4"/>0</text:p>
      <text:p text:style-name="P23"><text:s text:c="5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4</text:p>
      <text:p text:style-name="P23"/>
      <text:p text:style-name="P24">Minima occur at: |1111&gt;, |1000&gt;, |1100&gt;, |1110&gt;, |0001&gt;. 5 of them, not all same energy, and 111 gives the same as -1,-1,-1. </text:p>
      <text:p text:style-name="P24">This has to be wrong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kron(z1,eye(2))*kron(z2,eye(2))*kron(z3,eye(2))</text:p>
      <text:p text:style-name="P16"/>
      <text:p text:style-name="P16"><text:s text:c="17"/>*</text:p>
      <text:p text:style-name="P16"><text:s text:c="5"/>1 <text:s/>0 <text:s/>0 <text:s/>0 <text:s/>0 <text:s/>0 <text:s/>0 <text:s/>0 <text:s/>0 <text:s/>0 <text:s/>0 <text:s/>0 <text:s/>0 <text:s/>0 <text:s/>0 <text:s/>0</text:p>
      <text:p text:style-name="P16"><text:s text:c="5"/>0 <text:s/>1 <text:s/>0 <text:s/>0 <text:s/>0 <text:s/>0 <text:s/>0 <text:s/>0 <text:s/>0 <text:s/>0 <text:s/>0 <text:s/>0 <text:s/>0 <text:s/>0 <text:s/>0 <text:s/>0</text:p>
      <text:p text:style-name="P16"><text:s text:c="5"/>0 <text:s/>0 -1 <text:s/>0 <text:s/>0 <text:s/>0 <text:s/>0 <text:s/>0 <text:s/>0 <text:s/>0 <text:s/>0 <text:s/>0 <text:s/>0 <text:s/>0 <text:s/>0 <text:s/>0</text:p>
      <text:p text:style-name="P16"><text:s text:c="5"/>0 <text:s/>0 <text:s/>0 -1 <text:s/>0 <text:s/>0 <text:s/>0 <text:s/>0 <text:s/>0 <text:s/>0 <text:s/>0 <text:s/>0 <text:s/>0 <text:s/>0 <text:s/>0 <text:s/>0</text:p>
      <text:p text:style-name="P16"><text:s text:c="5"/>0 <text:s/>0 <text:s/>0 <text:s/>0 <text:s/>1 <text:s/>0 <text:s/>0 <text:s/>0 <text:s/>0 <text:s/>0 <text:s/>0 <text:s/>0 <text:s/>0 <text:s/>0 <text:s/>0 <text:s/>0</text:p>
      <text:p text:style-name="P16"><text:s text:c="5"/>0 <text:s/>0 <text:s/>0 <text:s/>0 <text:s/>0 <text:s/>1 <text:s/>0 <text:s/>0 <text:s/>0 <text:s/>0 <text:s/>0 <text:s/>0 <text:s/>0 <text:s/>0 <text:s/>0 <text:s/>0</text:p>
      <text:p text:style-name="P16"><text:s text:c="5"/>0 <text:s/>0 <text:s/>0 <text:s/>0 <text:s/>0 <text:s/>0 -1 <text:s/>0 <text:s/>0 <text:s/>0 <text:s/>0 <text:s/>0 <text:s/>0 <text:s/>0 <text:s/>0 <text:s/>0</text:p>
      <text:p text:style-name="P16"><text:s text:c="5"/>0 <text:s/>0 <text:s/>0 <text:s/>0 <text:s/>0 <text:s/>0 <text:s/>0 -1 <text:s/>0 <text:s/>0 <text:s/>0 <text:s/>0 <text:s/>0 <text:s/>0 <text:s/>0 <text:s/>0</text:p>
      <text:p text:style-name="P16"><text:s text:c="5"/>0 <text:s/>0 <text:s/>0 <text:s/>0 <text:s/>0 <text:s/>0 <text:s/>0 <text:s/>0 <text:s/>1 <text:s/>0 <text:s/>0 <text:s/>0 <text:s/>0 <text:s/>0 <text:s/>0 <text:s/>0</text:p>
      <text:p text:style-name="P16"><text:s text:c="5"/>0 <text:s/>0 <text:s/>0 <text:s/>0 <text:s/>0 <text:s/>0 <text:s/>0 <text:s/>0 <text:s/>0 <text:s/>1 <text:s/>0 <text:s/>0 <text:s/>0 <text:s/>0 <text:s/>0 <text:s/>0</text:p>
      <text:p text:style-name="P16"><text:s text:c="5"/>0 <text:s/>0 <text:s/>0 <text:s/>0 <text:s/>0 <text:s/>0 <text:s/>0 <text:s/>0 <text:s/>0 <text:s/>0 -1 <text:s/>0 <text:s/>0 <text:s/>0 <text:s/>0 <text:s/>0</text:p>
      <text:p text:style-name="P16"><text:s text:c="5"/>0 <text:s/>0 <text:s/>0 <text:s/>0 <text:s/>0 <text:s/>0 <text:s/>0 <text:s/>0 <text:s/>0 <text:s/>0 <text:s/>0 -1 <text:s/>0 <text:s/>0 <text:s/>0 <text:s/>0</text:p>
      <text:p text:style-name="P16"><text:s text:c="5"/>0 <text:s/>0 <text:s/>0 <text:s/>0 <text:s/>0 <text:s/>0 <text:s/>0 <text:s/>0 <text:s/>0 <text:s/>0 <text:s/>0 <text:s/>0 <text:s/>1 <text:s/>0 <text:s/>0 <text:s/>0</text:p>
      <text:p text:style-name="P16"><text:s text:c="5"/>0 <text:s/>0 <text:s/>0 <text:s/>0 <text:s/>0 <text:s/>0 <text:s/>0 <text:s/>0 <text:s/>0 <text:s/>0 <text:s/>0 <text:s/>0 <text:s/>0 <text:s/>1 <text:s/>0 <text:s/>0</text:p>
      <text:p text:style-name="P16"><text:s text:c="5"/>0 <text:s/>0 <text:s/>0 <text:s/>0 <text:s/>0 <text:s/>0 <text:s/>0 <text:s/>0 <text:s/>0 <text:s/>0 <text:s/>0 <text:s/>0 <text:s/>0 <text:s/>0 -1 <text:s/>0</text:p>
      <text:p text:style-name="P16"><text:s text:c="5"/>0 <text:s/>0 <text:s/>0 <text:s/>0 <text:s/>0 <text:s/>0 <text:s/>0 <text:s/>0 <text:s/>0 <text:s/>0 <text:s/>0 <text:s/>0 <text:s/>0 <text:s/>0 <text:s/>0 -1</text:p>
      <text:p text:style-name="P16"/>
      <text:p text:style-name="P16"/>
      <text:p text:style-name="P16"><text:s text:c="5"/>1 <text:s/>0 <text:s/>0 <text:s/>0 <text:s/>0 <text:s/>0 <text:s/>0 <text:s/>0 <text:s/>0 <text:s/>0 <text:s/>0 <text:s/>0 <text:s/>0 <text:s/>0 <text:s/>0 <text:s/>0</text:p>
      <text:p text:style-name="P16"><text:s text:c="5"/>0 <text:s/>1 <text:s/>0 <text:s/>0 <text:s/>0 <text:s/>0 <text:s/>0 <text:s/>0 <text:s/>0 <text:s/>0 <text:s/>0 <text:s/>0 <text:s/>0 <text:s/>0 <text:s/>0 <text:s/>0</text:p>
      <text:p text:style-name="P16"><text:s text:c="5"/>0 <text:s/>0 -1 <text:s/>0 <text:s/>0 <text:s/>0 <text:s/>0 <text:s/>0 <text:s/>0 <text:s/>0 <text:s/>0 <text:s/>0 <text:s/>0 <text:s/>0 <text:s/>0 <text:s/>0</text:p>
      <text:p text:style-name="P16"><text:s text:c="5"/>0 <text:s/>0 <text:s/>0 -1 <text:s/>0 <text:s/>0 <text:s/>0 <text:s/>0 <text:s/>0 <text:s/>0 <text:s/>0 <text:s/>0 <text:s/>0 <text:s/>0 <text:s/>0 <text:s/>0</text:p>
      <text:p text:style-name="P16"><text:s text:c="5"/>0 <text:s/>0 <text:s/>0 <text:s/>0 -1 <text:s/>0 <text:s/>0 <text:s/>0 <text:s/>0 <text:s/>0 <text:s/>0 <text:s/>0 <text:s/>0 <text:s/>0 <text:s/>0 <text:s/>0</text:p>
      <text:p text:style-name="P16"><text:s text:c="5"/>0 <text:s/>0 <text:s/>0 <text:s/>0 <text:s/>0 -1 <text:s/>0 <text:s/>0 <text:s/>0 <text:s/>0 <text:s/>0 <text:s/>0 <text:s/>0 <text:s/>0 <text:s/>0 <text:s/>0</text:p>
      <text:p text:style-name="P16"><text:s text:c="5"/>0 <text:s/>0 <text:s/>0 <text:s/>0 <text:s/>0 <text:s/>0 <text:s/>1 <text:s/>0 <text:s/>0 <text:s/>0 <text:s/>0 <text:s/>0 <text:s/>0 <text:s/>0 <text:s/>0 <text:s/>0</text:p>
      <text:p text:style-name="P16"><text:s text:c="5"/>0 <text:s/>0 <text:s/>0 <text:s/>0 <text:s/>0 <text:s/>0 <text:s/>0 <text:s/>1 <text:s/>0 <text:s/>0 <text:s/>0 <text:s/>0 <text:s/>0 <text:s/>0 <text:s/>0 <text:s/>0</text:p>
      <text:p text:style-name="P16"><text:s text:c="5"/>0 <text:s/>0 <text:s/>0 <text:s/>0 <text:s/>0 <text:s/>0 <text:s/>0 <text:s/>0 -1 <text:s/>0 <text:s/>0 <text:s/>0 <text:s/>0 <text:s/>0 <text:s/>0 <text:s/>0</text:p>
      <text:p text:style-name="P16"><text:s text:c="5"/>0 <text:s/>0 <text:s/>0 <text:s/>0 <text:s/>0 <text:s/>0 <text:s/>0 <text:s/>0 <text:s/>0 -1 <text:s/>0 <text:s/>0 <text:s/>0 <text:s/>0 <text:s/>0 <text:s/>0</text:p>
      <text:p text:style-name="P16"><text:s text:c="5"/>0 <text:s/>0 <text:s/>0 <text:s/>0 <text:s/>0 <text:s/>0 <text:s/>0 <text:s/>0 <text:s/>0 <text:s/>0 <text:s/>1 <text:s/>0 <text:s/>0 <text:s/>0 <text:s/>0 <text:s/>0</text:p>
      <text:p text:style-name="P16"><text:s text:c="5"/>0 <text:s/>0 <text:s/>0 <text:s/>0 <text:s/>0 <text:s/>0 <text:s/>0 <text:s/>0 <text:s/>0 <text:s/>0 <text:s/>0 <text:s/>1 <text:s/>0 <text:s/>0 <text:s/>0 <text:s/>0</text:p>
      <text:p text:style-name="P16"><text:s text:c="5"/>0 <text:s/>0 <text:s/>0 <text:s/>0 <text:s/>0 <text:s/>0 <text:s/>0 <text:s/>0 <text:s/>0 <text:s/>0 <text:s/>0 <text:s/>0 <text:s/>1 <text:s/>0 <text:s/>0 <text:s/>0</text:p>
      <text:p text:style-name="P16"><text:s text:c="5"/>0 <text:s/>0 <text:s/>0 <text:s/>0 <text:s/>0 <text:s/>0 <text:s/>0 <text:s/>0 <text:s/>0 <text:s/>0 <text:s/>0 <text:s/>0 <text:s/>0 <text:s/>1 <text:s/>0 <text:s/>0</text:p>
      <text:p text:style-name="P16"><text:s text:c="5"/>0 <text:s/>0 <text:s/>0 <text:s/>0 <text:s/>0 <text:s/>0 <text:s/>0 <text:s/>0 <text:s/>0 <text:s/>0 <text:s/>0 <text:s/>0 <text:s/>0 <text:s/>0 -1 <text:s/>0</text:p>
      <text:p text:style-name="P16"><text:s text:c="5"/>0 <text:s/>0 <text:s/>0 <text:s/>0 <text:s/>0 <text:s/>0 <text:s/>0 <text:s/>0 <text:s/>0 <text:s/>0 <text:s/>0 <text:s/>0 <text:s/>0 <text:s/>0 <text:s/>0 -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6:35:35.657158980</dc:date>
    <meta:editing-duration>PT23H13M44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4" meta:paragraph-count="180" meta:word-count="2647" meta:character-count="9698" meta:non-whitespace-character-count="3536"/>
  </office:meta>
</office:document-meta>
</file>